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6">
      <style:paragraph-properties fo:margin-top="0in" fo:margin-bottom="0in"/>
    </style:style>
    <style:style style:name="P28" style:family="paragraph" style:parent-style-name="Text_20_body" style:list-style-name="L7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8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9">
    </style:style>
    <style:style style:name="P40" style:family="paragraph" style:parent-style-name="Preformatted_20_Text">
    </style:style>
    <style:style style:name="P41" style:family="paragraph" style:parent-style-name="Text_20_body" style:list-style-name="L10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11">
    </style:style>
    <style:style style:name="P56" style:family="paragraph" style:parent-style-name="Preformatted_20_Text">
    </style:style>
    <style:style style:name="P57" style:family="paragraph" style:parent-style-name="Text_20_body" style:list-style-name="L12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3">
    </style:style>
  </office:automatic-styles>
  <office:body>
    <office:text>
      <text:h text:style-name="Heading_20_1" text:outline-level="1"><text:bookmark-start text:name="input-validation"/>Input Validation<text:bookmark-end text:name="input-validation"/></text:h>
      <text:h text:style-name="Heading_20_2" text:outline-level="2"><text:bookmark-start text:name="valid-and-invalid-data"/>Valid and invalid data<text:bookmark-end text:name="valid-and-invalid-data"/></text:h>
      <text:list text:style-name="L1">
        <text:list-item>
          <text:p text:style-name="P1">Depending on the purpose of your program, each variable might have a limited range of values that are “valid” or “good,” even if the data type can hold more</text:p>
        </text:list-item>
        <text:list-item>
          <text:p text:style-name="P1">For example, a <text:span text:style-name="Source_Text">decimal</text:span> variable that holds a price (in dollars) should have a positive value, even though it is legal to store negative numbers in a <text:span text:style-name="Source_Text">decimal</text:span></text:p>
        </text:list-item>
        <text:list-item>
          <text:p text:style-name="P1">Consider the <text:span text:style-name="Source_Text">Item</text:span> class, which represents an item sold in a store. It has a <text:span text:style-name="Source_Text">price</text:span> attribute that should only store positive values:</text:p>
        </text:list-item>
      </text:list>
      <text:p text:style-name="P2">!include code/snippets/item.cs</text:p>
      <text:list text:style-name="L2">
        <text:list-item>
          <text:p text:style-name="P3">When you write a program that constructs an <text:span text:style-name="Source_Text">Item</text:span> from literal values, you (the programmer) can make sure you only use positive prices. However, if you construct an <text:span text:style-name="Source_Text">Item</text:span> based on input provided by the user, you cannot be certain that the user will follow directions and enter a valid price:</text:p>
        </text:list-item>
      </text:list>
      <text:p text:style-name="P4">Console.WriteLine("Enter the item's description");</text:p>
      <text:p text:style-name="P5">string desc = Console.ReadLine();</text:p>
      <text:p text:style-name="P6">Console.WriteLine("Enter the item's price (must be positive)");</text:p>
      <text:p text:style-name="P7">decimal price = decimal.Parse(Console.ReadLine());</text:p>
      <text:p text:style-name="P8">Item myItem = new Item(desc, price);</text:p>
      <text:p text:style-name="First_20_paragraph">In this code, if the user enters a negative number, the <text:span text:style-name="Source_Text">myItem</text:span> object will have a negative price, even though that does not make sense.</text:p>
      <text:list text:style-name="L3">
        <text:list-item>
          <text:p text:style-name="P9">One way to guard against “bad” user input values is to use an <text:span text:style-name="Source_Text">if</text:span> statement or a conditional operator, as we saw in the previous lecture (Switch and Conditional), to provide a default value if the user’s input is invalid. In our example with Item, we could add a conditional operator to check whether <text:span text:style-name="Source_Text">price</text:span> is negative before providing it to the <text:span text:style-name="Source_Text">Item</text:span> constructor:</text:p>
        </text:list-item>
      </text:list>
      <text:p text:style-name="P10">decimal price = decimal.Parse(Console.ReadLine());</text:p>
      <text:p text:style-name="P11">Item myItem = new Item(desc, (price &gt;= 0) ? price : 0);</text:p>
      <text:p text:style-name="First_20_paragraph">In this code, the second argument to the <text:span text:style-name="Source_Text">Item</text:span> constructor is the result of the conditional operator, which will be 0 if <text:span text:style-name="Source_Text">price</text:span> is negative.</text:p>
      <text:list text:style-name="L4">
        <text:list-item>
          <text:p text:style-name="P12">You can also put the conditional operator inside the constructor, to ensure that an <text:span text:style-name="Source_Text">Item</text:span> with an invalid price can never be created. If we wrote this constructor inside the <text:span text:style-name="Source_Text">Item</text:span> class:</text:p>
        </text:list-item>
      </text:list>
      <text:p text:style-name="P13">public Item(string initDesc, decimal initPrice)</text:p>
      <text:p text:style-name="P14">{</text:p>
      <text:p text:style-name="P15"><text:s text:c="4"/>description = initDesc;</text:p>
      <text:p text:style-name="P16"><text:s text:c="4"/>price = (initPrice &gt;= 0) ? initPrice : 0;</text:p>
      <text:p text:style-name="P17">}</text:p>
      <text:p text:style-name="First_20_paragraph">then the instantiation <text:span text:style-name="Source_Text">new Item(desc, price)</text:span> would never be able to create an object with a negative price. If the user provides an invalid price, the constructor will ignore their value and initialize the <text:span text:style-name="Source_Text">price</text:span> instance variable to 0 instead.</text:p>
      <text:h text:style-name="Heading_20_2" text:outline-level="2"><text:bookmark-start text:name="ensuring-data-is-valid-with-a-loop"/>Ensuring data is valid with a loop<text:bookmark-end text:name="ensuring-data-is-valid-with-a-loop"/></text:h>
      <text:list text:style-name="L5">
        <text:list-item>
          <text:p text:style-name="P18">Another way to protect your program from “bad” user input is to check whether the data is valid as soon as the user enters it, and prompt him/her to re-enter the data if it is not valid</text:p>
        </text:list-item>
        <text:list-item>
          <text:p text:style-name="P18">A <text:span text:style-name="Source_Text">while</text:span> loop is the perfect fit for this approach: you can write a loop condition that is true when the user’s input is <text:span text:style-name="T1">invalid</text:span>, and ask the user for input in the body of the loop. This means your program will repeatedly ask the user for input until he/she enters valid data.</text:p>
        </text:list-item>
        <text:list-item>
          <text:p text:style-name="P18">This code uses a <text:span text:style-name="Source_Text">while</text:span> loop to ensure the user enters a non-negative price:</text:p>
        </text:list-item>
      </text:list>
      <text:p text:style-name="P19">Console.WriteLine("Enter the item's price.");</text:p>
      <text:p text:style-name="P20">decimal price = decimal.Parse(Console.ReadLine());</text:p>
      <text:p text:style-name="P21">while(price &lt; 0)</text:p>
      <text:p text:style-name="P22">{</text:p>
      <text:p text:style-name="P23"><text:s text:c="4"/>Console.WriteLine("Invalid price. Please enter a non-negative price.");</text:p>
      <text:p text:style-name="P24"><text:s text:c="4"/>price = decimal.Parse(Console.ReadLine());</text:p>
      <text:p text:style-name="P25">}</text:p>
      <text:p text:style-name="P26">Item myItem = new Item(desc, price);</text:p>
      <text:list text:style-name="L6">
        <text:list-item>
          <text:p text:style-name="P27">The condition for the <text:span text:style-name="Source_Text">while</text:span> loop is <text:span text:style-name="Source_Text">price &lt; 0</text:span>, which is true when the user’s input is invalid</text:p>
        </text:list-item>
        <text:list-item>
          <text:p text:style-name="P27">If the user enters a valid price the first time, the loop will not execute at all – remember that a <text:span text:style-name="Source_Text">while</text:span> loop will skip the code block if the condition is false</text:p>
        </text:list-item>
        <text:list-item>
          <text:p text:style-name="P27">Inside the loop’s body, we ask the user for input again, and assign the result of <text:span text:style-name="Source_Text">decimal.Parse</text:span> to the same <text:span text:style-name="Source_Text">price</text:span> variable we use in the loop condition. This is what ensures that the loop will end: the variable in the condition gets changed in the body.</text:p>
        </text:list-item>
        <text:list-item>
          <text:p text:style-name="P27">If the user still enters a negative price, the loop condition will be true, and the body will execute again (prompting them to try again)</text:p>
        </text:list-item>
        <text:list-item>
          <text:p text:style-name="P27">If the user enters a valid price, the loop condition will be false, so the program will proceed to the next line and instantiate the Item</text:p>
        </text:list-item>
        <text:list-item>
          <text:p text:style-name="P27">Note that the <text:span text:style-name="T1">only</text:span> way for the program to “escape” from the <text:span text:style-name="Source_Text">while</text:span> loop is for the user to enter a valid price. This means that <text:span text:style-name="Source_Text">new Item(desc, price)</text:span> is guaranteed to create an Item with a non-negative price, even if we did not write the constructor that checks whether <text:span text:style-name="Source_Text">initPrice &gt;= 0</text:span>. On the next line of code after the end of a <text:span text:style-name="Source_Text">while</text:span> loop, you can be certain that the loop’s condition is false, otherwise execution would not have reached that point.</text:p>
        </text:list-item>
      </text:list>
      <text:h text:style-name="Heading_20_2" text:outline-level="2"><text:bookmark-start text:name="ensuring-the-user-enters-a-number-with-tryparse"/>Ensuring the user enters a number with <text:span text:style-name="Source_Text">TryParse</text:span><text:bookmark-end text:name="ensuring-the-user-enters-a-number-with-tryparse"/></text:h>
      <text:list text:style-name="L7">
        <text:list-item>
          <text:p text:style-name="P28">Another way that user input might be invalid: When asked for a number, the user could enter something that is not a number</text:p>
        </text:list-item>
        <text:list-item>
          <text:p text:style-name="P28">The <text:span text:style-name="Source_Text">Parse</text:span> methods we have been using assume that the <text:span text:style-name="Source_Text">string</text:span> they are given (in the argument) is a valid number, and produce a run-time error if it is not</text:p>
        </text:list-item>
        <text:list-item>
          <text:p text:style-name="P28">For example, this program will crash if the user enters “hello” instead of a number:</text:p>
        </text:list-item>
      </text:list>
      <text:p text:style-name="P29">Console.WriteLine("Guess a number"):</text:p>
      <text:p text:style-name="P30">int guess = int.Parse(Console.ReadLine());</text:p>
      <text:p text:style-name="P31">if(guess == favoriteNumber)</text:p>
      <text:p text:style-name="P32">{</text:p>
      <text:p text:style-name="P33"><text:s text:c="4"/>Console.WriteLine("That's my favorite number!");</text:p>
      <text:p text:style-name="P34">}</text:p>
      <text:list text:style-name="L8">
        <text:list-item>
          <text:p text:style-name="P35">Each built-in data type has a <text:span text:style-name="T2">TryParse method</text:span> that will <text:span text:style-name="T1">attempt</text:span> to convert a <text:span text:style-name="Source_Text">string</text:span> to a number, but will not crash (produce a run-time error) if the conversion fails. Instead, TryParse indicates failure by returning the Boolean value <text:span text:style-name="Source_Text">false</text:span></text:p>
        </text:list-item>
        <text:list-item>
          <text:p text:style-name="P35">The <text:span text:style-name="Source_Text">TryParse</text:span> method is used like this:</text:p>
        </text:list-item>
      </text:list>
      <text:p text:style-name="P36">string userInput = Console.ReadLine();</text:p>
      <text:p text:style-name="P37">int intVar;</text:p>
      <text:p text:style-name="P38">bool success = int.TryParse(userInput, out intVar);</text:p>
      <text:list text:style-name="L9">
        <text:list-item>
          <text:p text:style-name="P39">The first parameter is a <text:span text:style-name="Source_Text">string</text:span> to be parsed (<text:span text:style-name="Source_Text">userInput</text:span>)</text:p>
        </text:list-item>
        <text:list-item>
          <text:p text:style-name="P39">The second parameter is an <text:span text:style-name="T2">out parameter</text:span>, and it is the name of a variable that will be assigned the result of the conversion. The keyword <text:span text:style-name="Source_Text">out</text:span> indicates that a method parameter is used for <text:span text:style-name="T1">output</text:span> rather than <text:span text:style-name="T1">input</text:span>, and so the variable you use for that argument will be changed by the method.</text:p>
        </text:list-item>
        <text:list-item>
          <text:p text:style-name="P39">The return type of <text:span text:style-name="Source_Text">TryParse</text:span> is <text:span text:style-name="Source_Text">bool</text:span>, not <text:span text:style-name="Source_Text">int</text:span>, and the value returned indicates whether the input string was successfully parsed</text:p>
        </text:list-item>
        <text:list-item>
          <text:p text:style-name="P39">If the string <text:span text:style-name="Source_Text">userInput</text:span> contains an integer, <text:span text:style-name="Source_Text">TryParse</text:span> will assign that integer value to <text:span text:style-name="Source_Text">intVar</text:span> and return <text:span text:style-name="Source_Text">true</text:span> (which gets assigned to <text:span text:style-name="Source_Text">success</text:span>)</text:p>
        </text:list-item>
        <text:list-item>
          <text:p text:style-name="P39">If the string <text:span text:style-name="Source_Text">userInput</text:span> does not contain an integer, <text:span text:style-name="Source_Text">TryParse</text:span> will assign 0 to <text:span text:style-name="Source_Text">intVar</text:span> and return <text:span text:style-name="Source_Text">false</text:span> (which gets assigned to <text:span text:style-name="Source_Text">success</text:span>)</text:p>
        </text:list-item>
        <text:list-item>
          <text:p text:style-name="P39">Either way, the program will not crash, and <text:span text:style-name="Source_Text">intVar</text:span> will be assigned a new value</text:p>
        </text:list-item>
        <text:list-item>
          <text:p text:style-name="P39">The other data types have <text:span text:style-name="Source_Text">TryParse</text:span> methods that are used the same way. The code will follow this general format:</text:p>
        </text:list-item>
      </text:list>
      <text:p text:style-name="P40">bool success = &lt;numeric datatype&gt;.TryParse(&lt;string to convert&gt;, out &lt;numeric variable to store result&gt;)</text:p>
      <text:p text:style-name="First_20_paragraph">Note that the variable you use in the out parameter must be the same type as the one whose <text:span text:style-name="Source_Text">TryParse</text:span> method is being called. If you write <text:span text:style-name="Source_Text">decimal.TryParse</text:span>, the out parameter must be a <text:span text:style-name="Source_Text">decimal</text:span> variable.</text:p>
      <text:list text:style-name="L10">
        <text:list-item>
          <text:p text:style-name="P41">A more complete example of using <text:span text:style-name="Source_Text">TryParse</text:span>:</text:p>
        </text:list-item>
      </text:list>
      <text:p text:style-name="P42">Console.WriteLine("Please enter an integer");</text:p>
      <text:p text:style-name="P43">string userInput = Console.ReadLine();</text:p>
      <text:p text:style-name="P44">int intVar;</text:p>
      <text:p text:style-name="P45">bool success = int.TryParse(userInput, out intVar);</text:p>
      <text:p text:style-name="P46">if(success)</text:p>
      <text:p text:style-name="P47">{</text:p>
      <text:p text:style-name="P48"><text:s text:c="4"/>Console.WriteLine($"The value entered was an integer: {intVar}");</text:p>
      <text:p text:style-name="P49">}</text:p>
      <text:p text:style-name="P50">else</text:p>
      <text:p text:style-name="P51">{</text:p>
      <text:p text:style-name="P52"><text:s text:c="4"/>Console.WriteLine($"\"{userInput}\" was not an integer");</text:p>
      <text:p text:style-name="P53">}</text:p>
      <text:p text:style-name="P54">Console.WriteLine(intVar);</text:p>
      <text:list text:style-name="L11">
        <text:list-item>
          <text:p text:style-name="P55">The <text:span text:style-name="Source_Text">TryParse</text:span> method will attempt to convert the user’s input to an <text:span text:style-name="Source_Text">int</text:span> and store the result in <text:span text:style-name="Source_Text">intVar</text:span></text:p>
        </text:list-item>
        <text:list-item>
          <text:p text:style-name="P55">If the user entered an integer, <text:span text:style-name="Source_Text">success</text:span> will be <text:span text:style-name="Source_Text">true</text:span>, and the program will display “The value entered was an integer:” followed by the user’s value</text:p>
        </text:list-item>
        <text:list-item>
          <text:p text:style-name="P55">If the user entered some other string, <text:span text:style-name="Source_Text">success</text:span> will be <text:span text:style-name="Source_Text">false</text:span>, and the program will display a message indicating that it was not an integer</text:p>
        </text:list-item>
        <text:list-item>
          <text:p text:style-name="P55">Either way, <text:span text:style-name="Source_Text">intVar</text:span> will be assigned a value, so it is safe to write <text:span text:style-name="Source_Text">Console.WriteLine(intVar)</text:span>. This will display the user’s input if the user entered an integer, or “0” if the user did not enter an integer.</text:p>
        </text:list-item>
        <text:list-item>
          <text:p text:style-name="P55">Just like with <text:span text:style-name="Source_Text">Parse</text:span>, you can use <text:span text:style-name="Source_Text">Console.ReadLine()</text:span> itself as the first argument rather than a <text:span text:style-name="Source_Text">string</text:span> variable. Also, you can declare the output variable within the out parameter, instead of on a previous line. So we can read user input, declare an <text:span text:style-name="Source_Text">int</text:span> variable, and attempt to parse the user’s input all on one line:</text:p>
        </text:list-item>
      </text:list>
      <text:p text:style-name="P56">bool success = int.TryParse(Console.ReadLine(), out int intVar);</text:p>
      <text:list text:style-name="L12">
        <text:list-item>
          <text:p text:style-name="P57">You can use the return value of <text:span text:style-name="Source_Text">TryParse</text:span> in a <text:span text:style-name="Source_Text">while</text:span> loop to keep prompting the user until they enter valid input:</text:p>
        </text:list-item>
      </text:list>
      <text:p text:style-name="P58">Console.WriteLine("Please enter an integer");</text:p>
      <text:p text:style-name="P59">bool success = int.TryParse(Console.ReadLine(), out int number);</text:p>
      <text:p text:style-name="P60">while(!success)</text:p>
      <text:p text:style-name="P61">{</text:p>
      <text:p text:style-name="P62"><text:s text:c="4"/>Console.WriteLine("That was not an integer, please try again.");</text:p>
      <text:p text:style-name="P63"><text:s text:c="4"/>success = int.TryParse(Console.ReadLine(), out number);</text:p>
      <text:p text:style-name="P64">}</text:p>
      <text:list text:style-name="L13">
        <text:list-item>
          <text:p text:style-name="P65">The loop condition should be true when the user’s input is <text:span text:style-name="T1">invalid</text:span>, so we use the negation operator <text:span text:style-name="Source_Text">!</text:span> to write a condition that is true when <text:span text:style-name="Source_Text">success</text:span> is <text:span text:style-name="Source_Text">false</text:span></text:p>
        </text:list-item>
        <text:list-item>
          <text:p text:style-name="P65">Each time the loop body executes, both <text:span text:style-name="Source_Text">success</text:span> and <text:span text:style-name="Source_Text">number</text:span> are assigned new values by <text:span text:style-name="Source_Text">TryPar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5Z</meta:creation-date>
    <dc:date>2024-08-15T18:01:45Z</dc:date>
  </office:meta>
</office:document-meta>
</file>